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5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Sabbath Nahamin/</text:p>
      <text:p text:style-name="P6"/>
      <text:p text:style-name="P5">[Page 1]</text:p>
      <text:p text:style-name="P5">It is not surprising--though it may be painful--/ that those of our brethren who never fell the iron hand/ of oppression, look with indifference upon the anniversary/ of our national dispersion. <text:s/>But what must needs excite amaze-/-ment is to hear Israelites assert that the lamentations/ uttered on the 9th of Ab, represent the feelings experienced/ only during ages long since buried in oblivion. <text:s/>For, then/--as one of our poets writes--the name of Jew was a turn/ of opprobrium [Hebrew] but now that it commands universal/ respect, now that the sun of freedom has very nigh/ reached its meridian, and the exiles of Judea can bask/ thereon, those elegies have lost their significance./ <text:s/>They should cease to be rehearsed in this century of/ equality and fraternity. <text:s/>A bright picture! <text:s/>How/ beautiful all its lineaments; how grateful to the/ eye of the beholder is the genial smile resting on its visage!/ <text:s/>But as I contemplate it, a strange scene presents it-/-self to my views. <text:s/>The habitable globe <text:span text:style-name="T2">sinks</text:span><text:span text:style-name="T4"> shrinks into/ a narrow compass. <text:s/>What, are all geographers, his-/torians and travelers mere visionaries? <text:s/>Does not the/</text:span></text:p>
      <text:p text:style-name="P5"><text:span text:style-name="T4"/></text:p>
      <text:p text:style-name="P5"><text:span text:style-name="T4">[Page 2]</text:span></text:p>
      <text:p text:style-name="P5"><text:span text:style-name="T4">world comprehend the vast area they have described?/ <text:s/>Is the space covered by the </text:span><text:span text:style-name="T2">American</text:span><text:span text:style-name="T4"> republic of </text:span><text:span text:style-name="T2">the</text:span><text:span text:style-name="T4"> North/ America, the spot apportioned by the </text:span><text:span text:style-name="T2">Creator</text:span><text:span text:style-name="T4"> Deity for the </text:span><text:span text:style-name="T2">habita-</text:span><text:span text:style-name="T4"> dwelling/</text:span><text:span text:style-name="T2">-tion</text:span><text:span text:style-name="T4"> of all man? <text:s/>For in vain do I look further for a/ clime where </text:span><text:span text:style-name="T2">no line of separation was drawn between</text:span><text:span text:style-name="T4"> the trails are exhibited which truly distinguish the </text:span><text:span text:style-name="T2">beings</text:span><text:span text:style-name="T4"> creatures made after the image/ </text:span><text:span text:style-name="T2">the children of </text:span><text:soft-page-break/><text:span text:style-name="T2">the same God</text:span><text:span text:style-name="T4"> of God, from irrational animals, </text:span><text:span text:style-name="T2">are exhibited</text:span><text:span text:style-name="T4"> where goodness and wisdom afford everyone ample scope for the pursuit of happiness; where religion is not incestuously allied with state. <text:s/>I discover not elsewhere/ the beaming light which is said to have arisen, and/ scattered away the mist of prejudice. <text:s/>No, </text:span><text:span text:style-name="T2">the</text:span><text:span text:style-name="T4"> murky/ clouds are still lowering upon the heads of the children/ of my people. <text:s/>Scorn and persecution is yet the lot of/ the dispersed of Judah, throughout the largest portion of/ the earth. <text:s/>Have you, my hearers! ever/ heard of a land afar off,, laying in the south western coast,/ of Asia? <text:s/>It has been called "Arabia the happy," but those/ who sorrow for Israel will fittingly style it "Arabia the/ abode of wretchedness." <text:s/>Shut up from the rest of/ the inhabitants, in almost prison cells, compelled to/ wear a badge of reproach, robbed with impunity, vexed/ and tormented, myriads of our brethren lead there an/ existence which is alas! literally fulfils[sic!] of the woeful calamities/ predicted to those whose sins would lead them to captivity./ <text:s/>[Hebrew] "Thy life shall hang/</text:span></text:p>
      <text:p text:style-name="P5"><text:span text:style-name="T4"/></text:p>
      <text:p text:style-name="P5"><text:span text:style-name="T4">[Page 3]</text:span></text:p>
      <text:p text:style-name="P5"><text:span text:style-name="T4">in doubt before thee, thou shalt be in dread night/ and day, and have no assurance of thy life"./ <text:s/></text:span></text:p>
      <text:p text:style-name="P5"><text:span text:style-name="T4">Does a Jew, meeting a Mussulman, omit to pay him obeisance?/ <text:s/>Insults and stripes punish the offender. <text:s/>Does he bow/ before the son of Ishmael? <text:s/>He is haughtily asked, how/ dares (a [?]) an infidel look upon a believer in Mohammed?/ <text:s/>Is he industrious? <text:s/>He must have accumulated a substance,/ which will gratify the rapacity of irresponsible officials./ <text:s/>The fearful consequences of being esteemed wealthy, deny/ the Hebrew of Arabia </text:span><text:span text:style-name="T2">all</text:span><text:span text:style-name="T4"> every comfort</text:span><text:span text:style-name="T2">s</text:span><text:span text:style-name="T4">. <text:s/>To save himself/ and those near and dear to his heart from </text:span><text:span text:style-name="T2">dire</text:span><text:span text:style-name="T4"> more fierce persecution,/ he lets his wearing apparel; his whole appearance/ denote </text:span><text:span text:style-name="T2">the</text:span><text:span text:style-name="T4"> in condition of lowliness. </text:span><text:span text:style-name="T2">of his condition.</text:span><text:span text:style-name="T4"> <text:s/>But no human/ degradation can equal that which a </text:span><text:span text:style-name="T2">recently</text:span><text:span text:style-name="T4"> book of/ travels </text:span><text:span text:style-name="T2">describes</text:span><text:span text:style-name="T4"> recently published, describes. <text:s/>To supply the Moslems/ with the means of heating their bath-houses, each of the/ existing congregations must forcibly appoint certain/ men from their midst, that may gather the necessary/ fuel. <text:s/>I will not offend your ears, and desecrate this hal-/-lowed spot by naming the materials employed for that purpose./</text:span></text:p>
      <text:p text:style-name="P5"><text:span text:style-name="T4"/></text:p>
      <text:p text:style-name="P5"><text:span text:style-name="T4">[Page 4]</text:span></text:p>
      <text:p text:style-name="P5"><text:span text:style-name="T4">Any slight acquaintance with Asiatic habits will/ tell it. <text:s/>He </text:span><text:span text:style-name="T2">that</text:span><text:span text:style-name="T4"> who witnessed that state of crushing/ abjection writes. <text:s/>"At the sight of the oppression practised/ in this land, my whole being thrilled with horror./ <text:s/>I have often seen Hebrews suffer hardships and distress, but/ what they endure in other countries, is the enjoyment/ of </text:span><text:span text:style-name="T2">privileges</text:span><text:span text:style-name="T4"> peace, when compared to the tribulations borne/ in these benighted regions. <text:s/>For here only is a Jew the/ butt of </text:span><text:span text:style-name="T2">you</text:span><text:span text:style-name="T4"> universal contempt! <text:s/>Here only he is </text:span><text:span text:style-name="T2">valued much less than</text:span><text:span text:style-name="T4"> esteemed below the grade of the beast of the field. <text:s/>Among these Satanic/ tribes, is he the object of constant plunder and savage/ violence." <text:s/>Could you, my hearers! betake/ yourselves </text:span><text:span text:style-name="T2">[?]</text:span><text:span text:style-name="T4"> once to the synagogues in</text:span><text:span text:style-name="T5">2</text:span><text:span text:style-name="T6"> the capital/ of Yemen upon</text:span><text:span text:style-name="T5">1</text:span><text:span text:style-name="T6"> the 9</text:span><text:span text:style-name="T5">th</text:span><text:span text:style-name="T6"> of Ab, you would then realize/ the axiom of our Rabbins that [Hebrew]/ [Hebrew] "The generation that has not seen/ the rebuilding of the Temple, may consider it </text:span><text:span text:style-name="T3">was</text:span><text:span text:style-name="T6"> has seen its/ destruction". <text:s/>Your tears would then blend with those which/ bedew the countenance of young and old. <text:s/>The laments/ which pierced the sky, would issue even from the recesses of/ your hearts. <text:s/>Forgetful of self, you would then yearn for/ the millions of your afflicted brethren, and a prayer for the restoration/ of Israel to national freedom and independence would burst from your lips./</text:span></text:p>
      <text:p text:style-name="P5"><text:span text:style-name="T6"/></text:p>
      <text:p text:style-name="P5"><text:span text:style-name="T6">[Page 5]</text:span></text:p>
      <text:p text:style-name="P5"><text:span text:style-name="T6">The same object should be compassed by the observance/ of the sad day just passed. <text:s/>When we deny ourselves food,/ and, sitting low, recite the tale of horrors </text:span><text:span text:style-name="T3">recorded</text:span><text:span text:style-name="T6"> delineated by our/ poets, we should be uplifted from our narrow surroundings,/ to look with pity on our distant fellow-believers, who/ suffer constant martyrdom for the sake of their religious/ convictions. <text:s/>We should </text:span><text:span text:style-name="T3">feel</text:span><text:span text:style-name="T6">, on the 9th of Ab feel that to/ spend that night and that day as others are spent, is unjewish/ and unbrotherly, that to refuse beseeching the Lord for a national/ return </text:span><text:span text:style-name="T3">to Palestine</text:span><text:span text:style-name="T6"> of the exiles to the patriarchal land, is to wish for </text:span><text:soft-page-break/><text:span text:style-name="T6">the continuance of the scourge /that weights our race down to the earth, for the triump[sic!] of/ wickedness, and the persecution of innocence. <text:s/>God will/ in His own time bring to pass the joyous predictions of His/ inspired servants. <text:s/>The people who have drunk </text:span><text:span text:style-name="T3">to</text:span><text:span text:style-name="T6"> the/ cup of bitterness to the dregs, will yet raise the cup of salvation brimful within/ the gates of Jerusalem but the fatal day on which the Roman eagle spread its/ unholy wings, over the holiest of holies, should </text:span><text:span text:style-name="T3">continue</text:span><text:span text:style-name="T6"> be remembered/ by every Jew with fasting and lamentations, until the Shekinah and/ the Cherubim </text:span><text:span text:style-name="T3">shall</text:span><text:span text:style-name="T6"> hover again above the mercy-seat/ in the Palestinian Temple &amp; the scattered flock are regathered anew to their fold. <text:s/>We, the happiest of all the/ outcasts of Judea, may not, </text:span><text:span text:style-name="T3">undividedly</text:span><text:span text:style-name="T6"> as a body, wish to exchange our/ present abode even for that, which was celestially given as our peculiar heritage./</text:span></text:p>
      <text:p text:style-name="P5"><text:span text:style-name="T6"/></text:p>
      <text:p text:style-name="P5"><text:span text:style-name="T6">[Page 6]</text:span></text:p>
      <text:p text:style-name="P5"><text:span text:style-name="T6">Nor are we demanded so to do. <text:s/>But the community of/ faith, the community of spiritual interests </text:span><text:span text:style-name="T3">we have</text:span><text:span text:style-name="T6"> that bind us </text:span><text:span text:style-name="T3">with</text:span><text:span text:style-name="T6">/ with the rest of the Hebrew family, should prompt us/ ever to pray ardently for the dawning of the Messianic/ era. <text:s/>For then, Israel shall see evil no more./ <text:s/>Thus sayeth the Lord, "Behold at that time I will undo/ all that afflict thee, and I will save her that holleth,/ and gather her that was driven out, and I will get them/ praise and fame in every land, where they have been put/ to shame." [Hebrew]/ [Hebrew]. <text:s/>This hope resting on a/ Divine promise, steels the heart, and mitigates the sufferings of/ millions of our unhappy coreligionists. <text:s/>So that the approaching/ of the Sabbath which succeeds the fast of Ab, and on which the consolatory/ words of Isaiah are rehearsed, is hailed by them with more than ordinary delight./ <text:s/>They rejoice when they hear the message of the Lord from the herald of happy tidings [Hebrew]/ My young friend Bar Mitzvah. <text:s/>By a coincidence which/ I dare not call fortuitous, your birth-day corresponds with/ that on which the remnant of the captivity of Zion </text:span><text:span text:style-name="T3">weep</text:span><text:span text:style-name="T6"> bewail/ </text:span><text:span text:style-name="T3">over</text:span><text:span text:style-name="T6"> the destruction of the house of God. <text:s/>Who more/ than the descendants of Aaron, ought to grieve over that/ catastrophe? <text:s/>Theirs was the privilege to minister at the sanctuary and/ to teach, to propitiate the Deity and make atonement for sin; and/ you are numbered among the members of that household./</text:span></text:p>
      <text:p text:style-name="P5"><text:span text:style-name="T6"/></text:p>
      <text:p text:style-name="P5"><text:span text:style-name="T6">[Page 7]</text:span></text:p>
      <text:p text:style-name="P5"><text:span text:style-name="T6">The greater the loss sustained the stronger must be </text:span><text:span text:style-name="T3">our</text:span><text:span text:style-name="T6"> the/ endeavours to recover it. <text:s/></text:span><text:span text:style-name="T3">Suffer</text:span><text:span text:style-name="T6"> Permit not therefore the spirit of apathy/ now prevailing, to obliterate from your memory the events which/ deprived the priests of the exercise of their high functions./ <text:s/>But </text:span><text:span text:style-name="T3">the</text:span><text:span text:style-name="T6"> let </text:span><text:span text:style-name="T3">each</text:span><text:span text:style-name="T6"> on the contrary, each throbbing</text:span><text:span text:style-name="T3">s</text:span><text:span text:style-name="T6"> of your breast be a prayer for the welfare/ of Jerusalem, a supplication for the redemption of her enslaved/ children. <text:s/>Love with intensity of feelings this country of/ our adoption. <text:s/>A Jew should bless every stone thereof, and/ </text:span><text:span text:style-name="T3">value</text:span><text:span text:style-name="T6"> prize her dust; but forget not that </text:span><text:span text:style-name="T3">country</text:span><text:span text:style-name="T6"> land where the father of/ our race first raised an altar to the </text:span><text:span text:style-name="T3">M universal</text:span><text:span text:style-name="T6"> everlasting God;/ and whence a pure religion was disseminated. </text:span><text:span text:style-name="T3">throughout</text:span><text:span text:style-name="T6"> <text:s/>Entreat the/ </text:span><text:span text:style-name="T3">the world</text:span><text:span text:style-name="T6"> Almighty that the time may </text:span><text:span text:style-name="T3">soon arise</text:span><text:span text:style-name="T6"> not long be delayed, when she will </text:span><text:span text:style-name="T3">be</text:span><text:span text:style-name="T6">/ put off the garments of her mourning, and array herself in/ </text:span><text:span text:style-name="T3">a</text:span><text:span text:style-name="T6"> glorious apparel. <text:s/>Your petition may be answered with favor/ as that of your sacerdotal predecessors before the sacred oracle;/ for, if the hour of your nativity was that of our national dissolu-/-tion, that upon which you </text:span><text:span text:style-name="T3">f</text:span><text:span text:style-name="T6"> avowed your intention to remain/ a faithful Israelite, was the Sabbath of consolation, the forerunner, we trust, of our deliverance. <text:s/>Oh/ may this act of your devotion to Judaism be accepted as a propitiatory/ offering. <text:s/>May it cancel trespasses, and bring salvation./ <text:s/>May we count from this auspicious Sabbath Nahamin, the/ beginning of a happier life to all who bear contumely and/ oppression for the sake of of[sic!] the [?] </text:span><text:span text:style-name="T3">Israel's</text:span><text:span text:style-name="T6"> God. <text:s/></text:span><text:span text:style-name="T3">our</text:span><text:span text:style-name="T6"> O our Redeemer, and our shield,/ "save Thy people, bless Thy inheritance, feed them, &amp; exalt them again &amp; thence forevermore."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0T13:14:34.84</meta:creation-date>
    <meta:document-statistic meta:table-count="0" meta:image-count="0" meta:object-count="0" meta:page-count="4" meta:paragraph-count="77" meta:word-count="1828" meta:character-count="11156"/>
    <dc:date>2012-07-30T14:08:03.82</dc:date>
    <dc:creator>Penn Libraries</dc:creator>
    <meta:editing-duration>PT00H01M57S</meta:editing-duration>
    <meta:editing-cycles>1</meta:editing-cycles>
    <meta:generator>OpenOffice.org/3.2$Win32 OpenOffice.org_project/320m12$Build-9483</meta:generator>
  </office:meta>
</office:document-meta>
</file>